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s" fo:country="ES" style:text-underline-style="solid" style:text-underline-width="auto" style:text-underline-color="font-color" fo:font-weight="bold" officeooo:paragraph-rsid="001a3fb6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bold" officeooo:paragraph-rsid="001a3fb6" style:font-size-asian="11pt" style:font-weight-asian="bold" style:font-size-complex="11pt" style:font-weight-complex="bold"/>
    </style:style>
    <style:style style:name="P3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paragraph-rsid="001b21e5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text-properties fo:font-size="11pt" fo:language="es" fo:country="ES" style:text-underline-style="solid" style:text-underline-width="auto" style:text-underline-color="font-color" fo:font-weight="normal" officeooo:paragraph-rsid="001bcdc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fo:language="es" fo:country="ES" style:text-underline-style="solid" style:text-underline-width="auto" style:text-underline-color="font-color" fo:font-weight="bold" officeooo:paragraph-rsid="001a3fb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8pt" fo:language="es" fo:country="ES" style:text-underline-style="solid" style:text-underline-width="auto" style:text-underline-color="font-color" fo:font-weight="bold" officeooo:paragraph-rsid="001a3fb6" style:font-size-asian="28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48pt" fo:language="es" fo:country="ES" style:text-underline-style="solid" style:text-underline-width="auto" style:text-underline-color="font-color" fo:font-weight="bold" officeooo:paragraph-rsid="001a3fb6" style:font-size-asian="48pt" style:font-weight-asian="bold" style:font-size-complex="48pt" style:font-weight-complex="bold"/>
    </style:style>
    <style:style style:name="T1" style:family="text">
      <style:text-properties officeooo:rsid="001a3fb6"/>
    </style:style>
    <style:style style:name="T2" style:family="text">
      <style:text-properties style:text-underline-style="none" fo:font-weight="normal" officeooo:rsid="001a3fb6" style:font-weight-asian="normal" style:font-weight-complex="normal"/>
    </style:style>
    <style:style style:name="T3" style:family="text">
      <style:text-properties style:text-underline-style="none" officeooo:rsid="001a3fb6"/>
    </style:style>
    <style:style style:name="T4" style:family="text">
      <style:text-properties style:text-underline-style="none" officeooo:rsid="001b21e5"/>
    </style:style>
    <style:style style:name="T5" style:family="text">
      <style:text-properties style:text-underline-style="none" officeooo:rsid="001bcdc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7"><text:span text:style-name="T1">ER</text:span></text:p>
      <text:p text:style-name="P5"><text:span text:style-name="T1"/></text:p>
      <text:p text:style-name="P5"><text:span text:style-name="T1"/></text:p>
      <text:p text:style-name="P6"><text:span text:style-name="T1">Casos de uso esenciales para </text:span></text:p>
      <text:p text:style-name="P6"><text:span text:style-name="T1">redactar y enviar un e-mail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3">Actor Primario:</text:span><text:span text:style-name="T2"> Usuario</text:span></text:p>
      <text:p text:style-name="P1"><text:span text:style-name="T3">Acción: </text:span><text:span text:style-name="T2">Añadir receptor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883695397" text:style-name="L1">
        <text:list-item>
          <text:p text:style-name="P3"><text:span text:style-name="T4">El usuario introduce el correo electrónico del receptor en la zona establecida para introducir el correo electrónico del receptor.</text:span></text:p>
        </text:list-item>
        <text:list-item>
          <text:p text:style-name="P3"><text:span text:style-name="T4">El usuario clica fuera de la zona establecida </text:span><text:span text:style-name="T5">para introducir el correo electrónico del receptor.</text:span></text:p>
        </text:list-item>
        <text:list-item>
          <text:p text:style-name="P4"><text:span text:style-name="T5">El sistema añade el correo electrónico a la pila de destinatarios.</text:span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receptor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278965742" text:continue-list="list883695397" text:style-name="L1">
        <text:list-item text:start-value="1">
          <text:p text:style-name="P3"><text:span text:style-name="T4">El usuario clica sobre la zona establecida para </text:span><text:span text:style-name="T5">introducir el correo electrónico del receptor.</text:span></text:p>
        </text:list-item>
        <text:list-item>
          <text:p text:style-name="P4"><text:span text:style-name="T5">El usuario elimina el correo electrónico del receptor que desee.</text:span></text:p>
        </text:list-item>
        <text:list-item>
          <text:p text:style-name="P4"><text:span text:style-name="T5">El sistema elimina el correo electrónico de la pila destinatarios.</text:span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Añadir CC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420399066" text:continue-list="list1278965742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CC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308517047" text:continue-list="list1420399066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Añadir CCO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956277326" text:continue-list="list1308517047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CCO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491898305" text:continue-list="list1956277326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Definir asunto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833306162" text:continue-list="list1491898305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Añadir fragento de texto al cuerpo del mensaje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140075172" text:continue-list="list833306162" text:style-name="L1">
        <text:list-item text:start-value="1">
          <text:p text:style-name="P2"><text:span text:style-name="T3"/></text:p>
        </text:list-item>
      </text:list>
      <text:p text:style-name="P1"><text:soft-page-break/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Borrar un fragmento de texto del cuerpo del mensaje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16981210" text:continue-list="list1140075172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Adjuntar un fichero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931729903" text:continue-list="list116981210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Eliminar un fichero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473253993" text:continue-list="list931729903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Descartar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1268142261" text:continue-list="list473253993" text:style-name="L1">
        <text:list-item text:start-value="1">
          <text:p text:style-name="P2"><text:span text:style-name="T3"/></text:p>
        </text:list-item>
      </text:list>
      <text:p text:style-name="P1"><text:span text:style-name="T3"/></text:p>
      <text:p text:style-name="P1"><text:span text:style-name="T3">Actor Primario:</text:span><text:span text:style-name="T2"> Usuario</text:span></text:p>
      <text:p text:style-name="P1"><text:span text:style-name="T3">Acción:</text:span><text:span text:style-name="T2"> Enviar</text:span></text:p>
      <text:p text:style-name="P1"><text:span text:style-name="T3">Precondición:</text:span><text:span text:style-name="T2"> Usuario registrado</text:span></text:p>
      <text:p text:style-name="P1"><text:span text:style-name="T3">Escenario principal:</text:span></text:p>
      <text:list xml:id="list269320437" text:continue-list="list1268142261" text:style-name="L1">
        <text:list-item text:start-value="1">
          <text:p text:style-name="P2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10-15T12:44:30</meta:creation-date>
    <dc:date>2014-10-15T13:14:34</dc:date>
    <meta:editing-duration>PT15M</meta:editing-duration>
    <meta:editing-cycles>3</meta:editing-cycles>
    <meta:generator>LibreOffice/3.6$Linux_x86 LibreOffice_project/360m1$Build-304</meta:generator>
    <meta:document-statistic meta:table-count="0" meta:image-count="0" meta:object-count="0" meta:page-count="3" meta:paragraph-count="61" meta:word-count="252" meta:character-count="1904" meta:non-whitespace-character-count="1718"/>
  </office:meta>
</office:document-meta>
</file>